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#000000" fo:padding="0.0382in" fo:border="0.05pt solid #000000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background-color="#000000" fo:padding="0.0382in" fo:border="0.05pt solid #000000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erif" fo:font-size="12pt" officeooo:rsid="01398105" officeooo:paragraph-rsid="01469fe2" style:font-size-asian="10.5pt" style:font-size-complex="12pt"/>
    </style:style>
    <style:style style:name="P2" style:family="paragraph" style:parent-style-name="Text_20_body">
      <style:text-properties style:font-name="Liberation Serif" fo:font-size="12pt" officeooo:rsid="013e37c2" officeooo:paragraph-rsid="0148bda7" style:font-size-asian="10.5pt" style:font-size-complex="12pt"/>
    </style:style>
    <style:style style:name="P3" style:family="paragraph" style:parent-style-name="Text_20_body">
      <style:text-properties style:font-name="Liberation Serif" fo:font-size="12pt" officeooo:rsid="01484073" officeooo:paragraph-rsid="01484073" style:font-size-asian="10.5pt" style:font-size-complex="12pt"/>
    </style:style>
    <style:style style:name="P4" style:family="paragraph" style:parent-style-name="Text_20_body">
      <style:text-properties style:font-name="Liberation Serif" fo:font-size="12pt" officeooo:rsid="0144b7fd" officeooo:paragraph-rsid="0144b7f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144b7fd" officeooo:paragraph-rsid="014afa5e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1469fe2" officeooo:paragraph-rsid="01469fe2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1469fe2" officeooo:paragraph-rsid="014a45d8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148bda7" officeooo:paragraph-rsid="0148bda7" style:font-size-asian="10.5pt" style:font-size-complex="12pt"/>
    </style:style>
    <style:style style:name="P9" style:family="paragraph" style:parent-style-name="Text_20_body">
      <style:text-properties style:font-name="Liberation Serif" fo:font-size="12pt" officeooo:rsid="01519629" officeooo:paragraph-rsid="01521491" style:font-size-asian="10.5pt" style:font-size-complex="12pt"/>
    </style:style>
    <style:style style:name="P10" style:family="paragraph" style:parent-style-name="Text_20_body">
      <style:text-properties officeooo:paragraph-rsid="0144b7fd"/>
    </style:style>
    <style:style style:name="P11" style:family="paragraph" style:parent-style-name="Text_20_body">
      <style:text-properties fo:font-size="12pt" officeooo:rsid="01398105" officeooo:paragraph-rsid="014afa5e" style:font-size-asian="12pt" style:font-size-complex="12pt"/>
    </style:style>
    <style:style style:name="P12" style:family="paragraph" style:parent-style-name="Text_20_body">
      <style:text-properties fo:font-size="12pt" officeooo:rsid="01398105" officeooo:paragraph-rsid="01519629" style:font-size-asian="12pt" style:font-size-complex="12pt"/>
    </style:style>
    <style:style style:name="P13" style:family="paragraph" style:parent-style-name="Text_20_body">
      <style:text-properties fo:font-size="12pt" officeooo:rsid="01398105" officeooo:paragraph-rsid="01521491" style:font-size-asian="12pt" style:font-size-complex="12pt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able_20_Contents">
      <style:text-properties style:font-name="Liberation Mono" fo:font-size="10pt" officeooo:rsid="0144b7fd" officeooo:paragraph-rsid="0144b7fd" style:font-size-asian="10pt" style:font-size-complex="10pt"/>
    </style:style>
    <style:style style:name="P16" style:family="paragraph" style:parent-style-name="Table_20_Contents">
      <style:text-properties style:font-name="Liberation Mono" fo:font-size="10pt" officeooo:rsid="0144b7fd" officeooo:paragraph-rsid="014a45d8" style:font-size-asian="10pt" style:font-size-complex="10pt"/>
    </style:style>
    <style:style style:name="P17" style:family="paragraph" style:parent-style-name="Table_20_Contents">
      <style:text-properties style:font-name="Liberation Mono" fo:font-size="10pt" officeooo:rsid="0144b7fd" officeooo:paragraph-rsid="014afa5e" style:font-size-asian="10pt" style:font-size-complex="10pt"/>
    </style:style>
    <style:style style:name="P18" style:family="paragraph" style:parent-style-name="Table_20_Contents">
      <style:text-properties style:font-name="Liberation Mono" fo:font-size="10pt" officeooo:rsid="0144b7fd" officeooo:paragraph-rsid="01521491" style:font-size-asian="10pt" style:font-size-complex="10pt"/>
    </style:style>
    <style:style style:name="P19" style:family="paragraph" style:parent-style-name="Table_20_Contents">
      <style:text-properties style:font-name="Liberation Mono" fo:font-size="10pt" officeooo:rsid="014afa5e" officeooo:paragraph-rsid="014afa5e" style:font-size-asian="10pt" style:font-size-complex="10pt"/>
    </style:style>
    <style:style style:name="P20" style:family="paragraph" style:parent-style-name="Table_20_Contents">
      <style:text-properties style:font-name="Liberation Mono" fo:font-size="10pt" officeooo:rsid="014afa5e" officeooo:paragraph-rsid="0144b7fd" style:font-size-asian="10pt" style:font-size-complex="10pt"/>
    </style:style>
    <style:style style:name="P21" style:family="paragraph" style:parent-style-name="Standard">
      <style:text-properties style:font-name="Liberation Serif" fo:font-size="14pt" style:font-size-asian="14pt" style:font-size-complex="14pt"/>
    </style:style>
    <style:style style:name="P22" style:family="paragraph" style:parent-style-name="Table_20_Contents">
      <style:text-properties style:font-name="Liberation Mono" fo:font-size="10pt" officeooo:rsid="0150d16e" officeooo:paragraph-rsid="01519629" style:font-size-asian="10pt" style:font-size-complex="10pt"/>
    </style:style>
    <style:style style:name="P23" style:family="paragraph" style:parent-style-name="Table_20_Contents">
      <style:text-properties style:font-name="Liberation Mono" fo:font-size="10pt" officeooo:rsid="0144b7fd" officeooo:paragraph-rsid="015c0532" style:font-size-asian="10pt" style:font-size-complex="10pt"/>
    </style:style>
    <style:style style:name="P24" style:family="paragraph" style:parent-style-name="Table_20_Contents">
      <style:text-properties style:font-name="Liberation Mono" fo:font-size="10pt" officeooo:rsid="0144b7fd" officeooo:paragraph-rsid="015cbc54" style:font-size-asian="10pt" style:font-size-complex="10pt"/>
    </style:style>
    <style:style style:name="P25" style:family="paragraph" style:parent-style-name="Table_20_Contents">
      <style:text-properties style:font-name="Liberation Mono" fo:font-size="10pt" officeooo:rsid="0144b7fd" officeooo:paragraph-rsid="015d45f1" style:font-size-asian="10pt" style:font-size-complex="10pt"/>
    </style:style>
    <style:style style:name="P26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27" style:family="paragraph" style:parent-style-name="Heading_20_3">
      <style:text-properties style:font-name="Liberation Serif" officeooo:rsid="0148bda7" officeooo:paragraph-rsid="0148bda7" style:font-size-asian="10.5pt"/>
    </style:style>
    <style:style style:name="P28" style:family="paragraph" style:parent-style-name="Text_20_body">
      <style:text-properties style:font-name="Liberation Serif" fo:font-size="12pt" officeooo:rsid="0144b7fd" officeooo:paragraph-rsid="0144b7fd" style:font-size-asian="10.5pt" style:font-size-complex="12pt"/>
    </style:style>
    <style:style style:name="P29" style:family="paragraph" style:parent-style-name="Text_20_body">
      <style:text-properties style:font-name="Liberation Serif" fo:font-size="12pt" officeooo:rsid="0144b7fd" officeooo:paragraph-rsid="015c0532" style:font-size-asian="10.5pt" style:font-size-complex="12pt"/>
    </style:style>
    <style:style style:name="P30" style:family="paragraph" style:parent-style-name="Text_20_body">
      <style:text-properties style:font-name="Liberation Serif" fo:font-size="12pt" officeooo:rsid="0144b7fd" officeooo:paragraph-rsid="015cbc54" style:font-size-asian="10.5pt" style:font-size-complex="12pt"/>
    </style:style>
    <style:style style:name="P31" style:family="paragraph" style:parent-style-name="Text_20_body">
      <style:text-properties style:font-name="Liberation Serif" fo:font-size="12pt" officeooo:rsid="0144b7fd" officeooo:paragraph-rsid="015d45f1" style:font-size-asian="10.5pt" style:font-size-complex="12pt"/>
    </style:style>
    <style:style style:name="P32" style:family="paragraph" style:parent-style-name="Text_20_body">
      <style:text-properties style:font-name="Liberation Serif" fo:font-size="12pt" fo:font-weight="bold" officeooo:rsid="01521491" officeooo:paragraph-rsid="01521491" style:font-size-asian="10.5pt" style:font-weight-asian="bold" style:font-size-complex="12pt" style:font-weight-complex="bold"/>
    </style:style>
    <style:style style:name="P33" style:family="paragraph" style:parent-style-name="Text_20_body">
      <style:text-properties style:font-name="Liberation Serif" fo:font-size="12pt" fo:font-weight="normal" officeooo:rsid="015cbc54" officeooo:paragraph-rsid="015cbc54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erif" fo:font-size="12pt" officeooo:rsid="0150d16e" officeooo:paragraph-rsid="0158a528" style:font-size-asian="12pt" style:font-size-complex="12pt"/>
    </style:style>
    <style:style style:name="P35" style:family="paragraph" style:parent-style-name="Text_20_body">
      <style:text-properties fo:font-size="12pt" officeooo:rsid="01398105" officeooo:paragraph-rsid="015a2d27" style:font-size-asian="12pt" style:font-size-complex="12pt"/>
    </style:style>
    <style:style style:name="P36" style:family="paragraph" style:parent-style-name="Text_20_body">
      <style:text-properties fo:font-size="12pt" officeooo:rsid="01398105" officeooo:paragraph-rsid="015cbc54" style:font-size-asian="12pt" style:font-size-complex="12pt"/>
    </style:style>
    <style:style style:name="P37" style:family="paragraph" style:parent-style-name="Text_20_body">
      <style:text-properties fo:font-size="12pt" officeooo:paragraph-rsid="014afa5e" style:font-size-asian="12pt" style:font-size-complex="12pt"/>
    </style:style>
    <style:style style:name="P38" style:family="paragraph" style:parent-style-name="Text_20_body">
      <style:text-properties officeooo:rsid="015cbc54" officeooo:paragraph-rsid="015cbc54"/>
    </style:style>
    <style:style style:name="P39" style:family="paragraph" style:parent-style-name="Heading_20_2">
      <style:text-properties style:font-name="Liberation Serif" fo:font-size="14pt" officeooo:rsid="0158a528" officeooo:paragraph-rsid="0158a528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1398105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fo:font-weight="bold" officeooo:rsid="013b4520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style:font-size-asian="10.5pt" style:font-size-complex="12pt"/>
    </style:style>
    <style:style style:name="T7" style:family="text">
      <style:text-properties style:font-name="Liberation Serif" fo:font-size="12pt" officeooo:rsid="0112f975" style:font-size-asian="10.5pt" style:font-size-complex="12pt"/>
    </style:style>
    <style:style style:name="T8" style:family="text">
      <style:text-properties style:font-name="Liberation Serif" fo:font-size="12pt" officeooo:rsid="0150d16e" style:font-size-asian="10.5pt" style:font-size-complex="12pt"/>
    </style:style>
    <style:style style:name="T9" style:family="text">
      <style:text-properties style:font-name="Liberation Serif" fo:font-size="12pt" officeooo:rsid="0158ac2a" style:font-size-asian="10.5pt" style:font-size-complex="12pt"/>
    </style:style>
    <style:style style:name="T10" style:family="text">
      <style:text-properties style:font-name="Liberation Serif" fo:font-size="12pt" officeooo:rsid="015d45f1" style:font-size-asian="10.5pt" style:font-size-complex="12pt"/>
    </style:style>
    <style:style style:name="T11" style:family="text">
      <style:text-properties style:font-name="Liberation Serif" officeooo:rsid="0112f975" style:font-size-asian="10.5pt"/>
    </style:style>
    <style:style style:name="T12" style:family="text">
      <style:text-properties style:font-name="Liberation Serif" officeooo:rsid="0144b7fd" style:font-size-asian="10.5pt"/>
    </style:style>
    <style:style style:name="T13" style:family="text">
      <style:text-properties style:font-name="Liberation Serif" officeooo:rsid="0150d16e" style:font-size-asian="10.5pt"/>
    </style:style>
    <style:style style:name="T14" style:family="text">
      <style:text-properties style:font-name="Liberation Serif" officeooo:rsid="01519629" style:font-size-asian="10.5pt"/>
    </style:style>
    <style:style style:name="T15" style:family="text">
      <style:text-properties style:font-name="Liberation Serif" officeooo:rsid="0158ac2a" style:font-size-asian="10.5pt"/>
    </style:style>
    <style:style style:name="T16" style:family="text">
      <style:text-properties style:font-name="Liberation Serif" officeooo:rsid="015a2d27" style:font-size-asian="10.5pt"/>
    </style:style>
    <style:style style:name="T17" style:family="text">
      <style:text-properties style:font-name="Liberation Serif" officeooo:rsid="015c0532" style:font-size-asian="10.5pt"/>
    </style:style>
    <style:style style:name="T18" style:family="text">
      <style:text-properties style:font-name="Liberation Serif" officeooo:rsid="015cbc54" style:font-size-asian="10.5pt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style:font-name="Liberation Serif" fo:font-size="14pt" officeooo:rsid="01468ea7" style:font-size-asian="14pt" style:font-size-complex="14pt"/>
    </style:style>
    <style:style style:name="T21" style:family="text">
      <style:text-properties style:font-name="Liberation Serif" officeooo:rsid="01468ea7"/>
    </style:style>
    <style:style style:name="T22" style:family="text">
      <style:text-properties officeooo:rsid="00a27f0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13e37c2" style:font-weight-asian="bold" style:font-weight-complex="bold"/>
    </style:style>
    <style:style style:name="T25" style:family="text">
      <style:text-properties officeooo:rsid="0148bda7"/>
    </style:style>
    <style:style style:name="T26" style:family="text">
      <style:text-properties officeooo:rsid="014afa5e"/>
    </style:style>
    <style:style style:name="T27" style:family="text">
      <style:text-properties officeooo:rsid="01528c09"/>
    </style:style>
    <style:style style:name="T28" style:family="text">
      <style:text-properties officeooo:rsid="01538dc5"/>
    </style:style>
    <style:style style:name="T29" style:family="text">
      <style:text-properties officeooo:rsid="0156df24"/>
    </style:style>
    <style:style style:name="T30" style:family="text">
      <style:text-properties officeooo:rsid="0158a528"/>
    </style:style>
    <style:style style:name="T31" style:family="text">
      <style:text-properties officeooo:rsid="015c0532"/>
    </style:style>
    <style:style style:name="T32" style:family="text">
      <style:text-properties officeooo:rsid="015d45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ST<text:span text:style-name="T22">0006</text:span> – Answer Sheet for LAB0<text:span text:style-name="T29">8</text:span></text:h>
      <text:p text:style-name="P14"/>
      <text:p text:style-name="Standard"><text:span text:style-name="T24">FULL </text:span><text:span text:style-name="T23">NAME</text:span>: </text:p>
      <text:p text:style-name="Standard"/>
      <text:p text:style-name="Standard"><text:span text:style-name="T3">S</text:span><text:span text:style-name="T2">TUDENT </text:span><text:span text:style-name="T4">#</text:span><text:span text:style-name="T5">:</text:span><text:span text:style-name="T19"> </text:span></text:p>
      <text:p text:style-name="P21"/>
      <text:p text:style-name="P34"><text:span text:style-name="T30">Before you answer, </text:span>try <text:span text:style-name="T30">running your </text:span>answer first, don’t just guess. <text:s/></text:p>
      <text:p text:style-name="P34">The easiest way to submit your answer is to right-click inside of the black box and chose “Paste Special” and choose “Unformatted Text”. <text:s/>It will use mono font, with <text:span text:style-name="T28">a font size of 10 which I have automatically created for you, so that you don’t have to waste time on that.</text:span></text:p>
      <text:h text:style-name="P39" text:outline-level="2">Functions</text:h>
      <text:p text:style-name="P10"><text:span text:style-name="T7">1. <text:s/></text:span><text:span text:style-name="T8">Write a </text:span><text:span text:style-name="T9">function that takes one int argument and returns the argument as a that number multiplied by itself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/>
          </table:table-cell>
        </table:table-row>
      </table:table>
      <text:p text:style-name="P4"/>
      <text:p text:style-name="P11"><text:span text:style-name="T12">2</text:span><text:span text:style-name="T11">. <text:s/></text:span><text:span text:style-name="T13">Write a </text:span><text:span text:style-name="T15">function that takes two int arguments and returns the first number divided by the second number. <text:s/>Make sure you check if the second number is a zero, and make a print statement that says you can’t divide by zero.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/>
          </table:table-cell>
        </table:table-row>
      </table:table>
      <text:p text:style-name="P4"/>
      <text:p text:style-name="P36"><text:span text:style-name="T12">3</text:span><text:span text:style-name="T11">. <text:s/></text:span><text:span text:style-name="T13">Write a </text:span><text:span text:style-name="T16">function that prints a string 3 times (</text:span><text:span text:style-name="T17">on the same line, with one space between each</text:span><text:span text:style-name="T16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7"/>
          </table:table-cell>
        </table:table-row>
      </table:table>
      <text:p text:style-name="P4"/>
      <text:p text:style-name="P36"><text:span text:style-name="T17">4</text:span><text:span text:style-name="T11">. <text:s/></text:span><text:span text:style-name="T13">Write a </text:span><text:span text:style-name="T16">function that prints a string 3 times (three different lines using a for loop)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3"/>
          </table:table-cell>
        </table:table-row>
      </table:table>
      <text:p text:style-name="P29"><text:span text:style-name="T12"/></text:p>
      <text:p text:style-name="P35"><text:span text:style-name="T18">5</text:span><text:span text:style-name="T11">. <text:s/></text:span><text:span text:style-name="T13">Write a </text:span><text:span text:style-name="T16">function takes two list arguments and adds them together </text:span><text:span text:style-name="T17">and returns th</text:span><text:span text:style-name="T18">e new list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0"/>
          </table:table-cell>
        </table:table-row>
      </table:table>
      <text:p text:style-name="P4"/>
      <text:p text:style-name="P12"><text:span text:style-name="T18">6</text:span><text:span text:style-name="T11">. <text:s/></text:span><text:span text:style-name="T16">Write a function that takes an argument, and if it’s is greater than or equal to 100, print out “Great” and if it’s less than 100 print out “Not so great”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2"/>
          </table:table-cell>
        </table:table-row>
      </table:table>
      <text:p text:style-name="Text_20_body"/>
      <text:p text:style-name="P37"><text:soft-page-break/><text:span text:style-name="T18">7</text:span><text:span text:style-name="T11">. <text:s/></text:span><text:span text:style-name="T14">Write a f</text:span><text:span text:style-name="T18">unction</text:span><text:span text:style-name="T14"> </text:span><text:span text:style-name="T16">that takes an int and has a default value of 100, print the number or the default value if no argument is given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9"/>
          </table:table-cell>
        </table:table-row>
      </table:table>
      <text:p text:style-name="P4"/>
      <text:p text:style-name="P12"><text:span text:style-name="T18">8</text:span><text:span text:style-name="T11">. <text:s/></text:span><text:span text:style-name="T14">Write a </text:span><text:span text:style-name="T16">function that forces the use of a global int so that the int outside of the function is changed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7"/>
          </table:table-cell>
        </table:table-row>
      </table:table>
      <text:p text:style-name="P4"/>
      <text:p text:style-name="P38">9. Write a function that uses a while loop, takes an integer and prints it, <text:span text:style-name="T32">decrements</text:span> the integer by one and when it prints a zero, the function prints “Done!”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4"/>
          </table:table-cell>
        </table:table-row>
      </table:table>
      <text:p text:style-name="P30"/>
      <text:p text:style-name="P38"><text:span text:style-name="T6">10. Write a function </text:span><text:span text:style-name="T10">of your own that does something else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5"/>
          </table:table-cell>
        </table:table-row>
      </table:table>
      <text:p text:style-name="P31"/>
      <text:h text:style-name="Heading_20_2" text:outline-level="2"><text:span text:style-name="T20">M</text:span><text:span text:style-name="T19">odules</text:span></text:h>
      <text:p text:style-name="P12"><text:span text:style-name="T18">11</text:span><text:span text:style-name="T11">. <text:s/></text:span><text:span text:style-name="T14">Write a </text:span><text:span text:style-name="T16">module for answer 1 called num_multiply.py, what statement would you use to import that?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7"/>
          </table:table-cell>
        </table:table-row>
      </table:table>
      <text:p text:style-name="P5"/>
      <text:p text:style-name="P11"><text:span text:style-name="T18">12</text:span><text:span text:style-name="T11">. <text:s/></text:span><text:span text:style-name="T16">Write a module for answer 2 called not_zero.py but you just want to call that function by itself </text:span><text:span text:style-name="T17">without needing to use the dot</text:span><text:span text:style-name="T16">, how would you import that?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/>
          </table:table-cell>
        </table:table-row>
      </table:table>
      <text:p text:style-name="P5"/>
      <text:p text:style-name="P13"><text:span text:style-name="T18">13</text:span><text:span text:style-name="T11">. <text:s/></text:span><text:span text:style-name="T17">Write a module named that includes answer 3 and 4 and import both of them as one statement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"/>
          </table:table-cell>
        </table:table-row>
      </table:table>
      <text:p text:style-name="P9"/>
      <text:p text:style-name="P13"><text:span text:style-name="T18">14</text:span><text:span text:style-name="T11">. <text:s/></text:span><text:span text:style-name="T18">Write a function that imports the pow() function from the math module and use it. </text:span><text:span text:style-name="T14"><text:s/>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"/>
          </table:table-cell>
        </table:table-row>
      </table:table>
      <text:p text:style-name="P32"/>
      <text:p text:style-name="P32"/>
      <text:p text:style-name="P32"/>
      <text:p text:style-name="P32"/>
      <text:p text:style-name="P32"><text:soft-page-break/><text:span text:style-name="T31">Module</text:span> Questions</text:p>
      <text:p text:style-name="P33">15. Explain what variable scope means to you?</text:p>
      <text:p text:style-name="P6"><text:span text:style-name="T26">16</text:span>. <text:span text:style-name="T31">Why would you want to use a function in programming?</text:span></text:p>
      <text:p text:style-name="P7"><text:span text:style-name="T26">17</text:span>. <text:span text:style-name="T31">Why is using built-in functions preferred than building your own? </text:span></text:p>
      <text:p text:style-name="P6">1<text:span text:style-name="T27">8</text:span>. <text:span text:style-name="T27">What are the benefits to using modules</text:span>?</text:p>
      <text:p text:style-name="P3">19. What shocked you or what did you find weird when doing these examples?</text:p>
      <text:p text:style-name="P3">20. What did you like <text:span text:style-name="T25">most </text:span>about this lab?</text:p>
      <text:p text:style-name="P1"/>
      <text:h text:style-name="P27" text:outline-level="3">Marking</text:h>
      <text:p text:style-name="P8">This lab is out of 10. </text:p>
      <text:p text:style-name="P2"><text:span text:style-name="T25">0</text:span>.<text:span text:style-name="T25">5 for each correct answer. <text:s/>Don’t copy other people’s work, and don’t let people copy your work. <text:s/>Please, if you’re helping someone, explain the answer so they understand and are able to figure things out on their o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dc:date>2018-03-22T13:44:59.426237307</dc:date>
    <meta:editing-duration>P5DT9M24S</meta:editing-duration>
    <meta:editing-cycles>97</meta:editing-cycles>
    <dc:creator>Cory Hilliard</dc:creator>
    <meta:document-statistic meta:table-count="14" meta:image-count="0" meta:object-count="0" meta:page-count="3" meta:paragraph-count="31" meta:word-count="500" meta:character-count="2688" meta:non-whitespace-character-count="2192"/>
  </office:meta>
</office:document-meta>
</file>